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0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6">lluns</text:span><text:tab/><text:tab/><text:tab/>2<text:span text:style-name="T26">3</text:span>/09/2<text:span text:style-name="T26">4</text:span></text:p>
      <text:p text:style-name="P34"/>
      <text:p text:style-name="P34">Presentació assignatura</text:p>
      <text:p text:style-name="P36">Comentem web assignatura</text:p>
      <text:p text:style-name="P39">Activem el Classroom d'electricitat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13T15:52:11.134294601</dc:date>
    <meta:editing-duration>PT33M56S</meta:editing-duration>
    <meta:editing-cycles>37</meta:editing-cycles>
    <meta:document-statistic meta:table-count="0" meta:image-count="0" meta:object-count="0" meta:page-count="1" meta:paragraph-count="5" meta:word-count="14" meta:character-count="121" meta:non-whitespace-character-count="110"/>
  </office:meta>
</office:document-meta>
</file>